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czar1" svg:font-family="Eczar"/>
    <style:font-face style:name="Times" svg:font-family="Times" style:font-family-generic="roman"/>
    <style:font-face style:name="Nimbus Roman" svg:font-family="'Nimbus Roma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ntrolDeVersiones" style:family="table">
      <style:table-properties style:width="17.59cm" table:align="margins"/>
    </style:style>
    <style:style style:name="ControlDeVersiones.A" style:family="table-column">
      <style:table-column-properties style:column-width="5.863cm" style:rel-column-width="21845*"/>
    </style:style>
    <style:style style:name="ControlDe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rolDeVersiones.C1" style:family="table-cell">
      <style:table-cell-properties fo:padding="0.097cm" fo:border="0.05pt solid #000000"/>
    </style:style>
    <style:style style:name="ControlDeVersiones.A2" style:family="table-cell">
      <style:table-cell-properties fo:padding="0.097cm" fo:border-left="0.05pt solid #000000" fo:border-right="none" fo:border-top="none" fo:border-bottom="0.05pt solid #000000"/>
    </style:style>
    <style:style style:name="ControlDe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Nimbus Roman" fo:font-size="14pt" officeooo:rsid="000455b7" officeooo:paragraph-rsid="000455b7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style:font-name="Nimbus Roman" fo:font-size="14pt" officeooo:rsid="0004f127" officeooo:paragraph-rsid="0004f127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Nimbus Roman" fo:font-size="14pt" officeooo:rsid="0002296e" officeooo:paragraph-rsid="0002296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Nimbus Roman" fo:font-size="14pt" officeooo:rsid="0002296e" officeooo:paragraph-rsid="0002296e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Nimbus Roman" fo:font-size="14pt" officeooo:rsid="0002296e" officeooo:paragraph-rsid="0002296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Nimbus Roman" fo:font-size="14pt" officeooo:rsid="000764ba" officeooo:paragraph-rsid="000764ba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Nimbus Roman" fo:font-size="14pt" officeooo:rsid="000455b7" officeooo:paragraph-rsid="000455b7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Nimbus Roman" fo:font-size="14pt" officeooo:rsid="0005e747" officeooo:paragraph-rsid="0005e747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Nimbus Roman" fo:font-size="14pt" officeooo:rsid="00084f18" officeooo:paragraph-rsid="00084f18" style:font-size-asian="14pt" style:font-size-complex="14pt"/>
    </style:style>
    <style:style style:name="P10" style:family="paragraph" style:parent-style-name="Frame_20_contents">
      <style:paragraph-properties fo:text-align="start" style:justify-single-word="false"/>
      <style:text-properties officeooo:rsid="0007ec39" officeooo:paragraph-rsid="0007ec39"/>
    </style:style>
    <style:style style:name="P11" style:family="paragraph" style:parent-style-name="Frame_20_contents">
      <style:paragraph-properties fo:text-align="start" style:justify-single-word="false"/>
      <style:text-properties officeooo:rsid="0008947d" officeooo:paragraph-rsid="0008947d"/>
    </style:style>
    <style:style style:name="T1" style:family="text">
      <style:text-properties officeooo:rsid="0008947d"/>
    </style:style>
    <style:style style:name="fr1" style:family="graphic" style:parent-style-name="Frame">
      <style:graphic-properties style:vertical-pos="middle" style:vertical-rel="baseline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a de la segunda reunión del Trabajo de Fin de Grado</text:p>
      <text:p text:style-name="P3"/>
      <text:p text:style-name="P4">Temas a tratar:</text:p>
      <text:list xml:id="list1876209071" text:style-name="L1">
        <text:list-item>
          <text:p text:style-name="P5">Experiencias recogidas en la actividad de aprendizaje.</text:p>
        </text:list-item>
        <text:list-item>
          <text:p text:style-name="P5">Evaluación de la primera iteración y posibles cambios a producir.</text:p>
        </text:list-item>
        <text:list-item>
          <text:p text:style-name="P5">Definición de los requisitos básicos del sistema.</text:p>
        </text:list-item>
        <text:list-item>
          <text:p text:style-name="P5">Acciones a realizar y fijar la fecha de la próxima reunión.</text:p>
        </text:list-item>
      </text:list>
      <text:p text:style-name="P4"/>
      <text:p text:style-name="P6">Fecha y hora de realización: 13/10/2017 a las 18:00.</text:p>
      <text:p text:style-name="P7"/>
      <text:p text:style-name="P7">Control de versiones:<text:line-break/></text:p>
      <table:table table:name="ControlDeVersiones" table:style-name="ControlDeVersiones">
        <table:table-column table:style-name="ControlDeVersiones.A" table:number-columns-repeated="3"/>
        <table:table-row>
          <table:table-cell table:style-name="ControlDeVersiones.A1" office:value-type="string">
            <text:p text:style-name="P1">Versión</text:p>
          </table:table-cell>
          <table:table-cell table:style-name="ControlDeVersiones.A1" office:value-type="string">
            <text:p text:style-name="P1">Comentario</text:p>
          </table:table-cell>
          <table:table-cell table:style-name="ControlDeVersiones.C1" office:value-type="string">
            <text:p text:style-name="P1">Fecha</text:p>
          </table:table-cell>
        </table:table-row>
        <table:table-row>
          <table:table-cell table:style-name="ControlDeVersiones.A2" office:value-type="string">
            <text:p text:style-name="P2">1.0</text:p>
          </table:table-cell>
          <table:table-cell table:style-name="ControlDeVersiones.A2" office:value-type="string">
            <text:p text:style-name="P2">Versión inicial</text:p>
          </table:table-cell>
          <table:table-cell table:style-name="ControlDeVersiones.C2" office:value-type="string">
            <text:p text:style-name="P2">12/10/2017</text:p>
          </table:table-cell>
        </table:table-row>
      </table:table>
      <text:p text:style-name="P7"/>
      <text:p text:style-name="P8">Plantilla del tema a tratar:</text:p>
      <text:p text:style-name="P8"/>
      <text:p text:style-name="P8"><draw:frame draw:style-name="fr1" draw:name="Frame1" text:anchor-type="as-char" style:rel-width="100%" draw:z-index="0"><draw:text-box fo:min-height="0.801cm" fo:min-width="21.59cm"><text:p text:style-name="P10">Tema:</text:p><text:p text:style-name="P10">Descripción:</text:p><text:p text:style-name="P10">Conclusión:</text:p><text:p text:style-name="P10">Observaciones (opcional):</text:p></draw:text-box></draw:frame></text:p>
      <text:p text:style-name="P8"/>
      <text:p text:style-name="P9">Plantilla de experiencias aprendidas:</text:p>
      <text:p text:style-name="P9"/>
      <text:p text:style-name="P9"><draw:frame draw:style-name="fr1" draw:name="Frame2" text:anchor-type="as-char" style:rel-width="100%" draw:z-index="1"><draw:text-box fo:min-height="0.801cm" fo:min-width="21.59cm"><text:p text:style-name="P10"><text:span text:style-name="T1">Experiencia</text:span>:</text:p><text:p text:style-name="P10">Descripción:</text:p><text:p text:style-name="P10"><text:span text:style-name="T1">Soluciones</text:span>:</text:p><text:p text:style-name="P11">Otros aspectos a tener en cuenta (opcional):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czar1" svg:font-family="Eczar"/>
    <style:font-face style:name="Times" svg:font-family="Times" style:font-family-generic="roman"/>
    <style:font-face style:name="Nimbus Roman" svg:font-family="'Nimbus Roma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09:14:26.899692165</meta:creation-date>
    <meta:generator>LibreOffice/5.3.6.1$Linux_X86_64 LibreOffice_project/30m0$Build-1</meta:generator>
    <dc:date>2017-10-12T09:24:05.353484877</dc:date>
    <meta:editing-duration>PT9M36S</meta:editing-duration>
    <meta:editing-cycles>10</meta:editing-cycles>
    <meta:document-statistic meta:table-count="1" meta:image-count="0" meta:object-count="0" meta:page-count="1" meta:paragraph-count="26" meta:word-count="96" meta:character-count="621" meta:non-whitespace-character-count="552"/>
  </office:meta>
</office:document-meta>
</file>